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cripts/beta_ccardemo_tech.ca-bundle" manifest:media-type="application/binary"/>
  <manifest:file-entry manifest:full-path="Scripts/python/ods_python_script.py" manifest:media-type="application/binary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123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99"/>
    <style:style style:name="ce8" style:family="table-cell" style:parent-style-name="Default" style:data-style-name="N100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CompanyBroke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BrokerList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  <form:option form:label="test"/>
              <form:option form:label="test123"/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document" xlink:type="simple"/>
              </office:event-listeners>
            </form:button>
          </form:form>
        </office:forms>
        <table:shapes>
          <draw:control draw:z-index="0" draw:name="BrokerList" draw:text-style-name="P1" svg:width="0.8748in" svg:height="0.1921in" svg:x="1.2862in" svg:y="1.1012in" draw:control="control1">
            <svg:title>Company broker list</svg:title>
            <svg:desc>Select one of the brokers from the list.</svg:desc>
          </draw:control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2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s://beta.ccardemo.tech/chat</text:p>
          </table:table-cell>
          <table:table-cell office:value-type="string" calcext:value-type="string">
            <text:p>Client certificate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7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8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Market Data Refresh interval (in seconds)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ive portfolio update interval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2">
          <table:table-cell table:style-name="ce4" table:number-columns-spanned="12" table:number-rows-spanned="1"/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5" table:number-columns-spanned="10" table:number-rows-spanned="1"/>
          <table:covered-table-cell table:number-columns-repeated="9"/>
          <table:table-cell table:number-columns-repeated="2"/>
        </table:table-row>
        <table:table-row table:style-name="ro2" table:number-rows-repeated="17141">
          <table:table-cell table:number-columns-repeated="12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  <table:table-cell table:number-columns-repeated="11"/>
        </table:table-row>
      </table:table>
      <table:table table:name="InfoWorkSheet" table:style-name="ta1">
        <table:table-column table:style-name="co2" table:default-cell-style-name="Default"/>
        <table:table-row table:style-name="ro2" table:number-rows-repeated="345">
          <table:table-cell/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21","stressValue":"3.21","symbol":"ABU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5.96","stressValue":"15.96","symbol":"ABY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12","stressValue":"20.12","symbol":"ACA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3.35","stressValue":"13.35","symbol":"ACA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41","stressValue":"16.41","symbol":"AC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97","stressValue":"11.97","symbol":"ACB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18","stressValue":"21.18","symbol":"ACE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57","stressValue":"5.57","symbol":"ACF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8.72","stressValue":"68.72","symbol":"ACGL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4.38","stressValue":"54.38","symbol":"ACHC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9","stressValue":"6.9","symbol":"ACHN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8.39","stressValue":"18.39","symbol":"ACI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35","stressValue":"2.35","symbol":"ACL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1.85","stressValue":"21.85","symbol":"ACNB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4.84","stressValue":"34.84","symbol":"ACO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1","stressValue":"1.1","symbol":"ACPW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6.76","stressValue":"16.76","symbol":"ACR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5","stressValue":"3.85","symbol":"ACR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86","stressValue":"7.86","symbol":"ACSF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57","stressValue":"1.57","symbol":"ACS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7.74","stressValue":"7.74","symbol":"ACT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.86","stressValue":"3.86","symbol":"ACTG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.39","stressValue":"1.39","symbol":"ACTS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11.08","stressValue":"11.08","symbol":"ACT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.14","stressValue":"2.14","symbol":"ACUR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2.75","stressValue":"52.75","symbol":"ACW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37.08","stressValue":"37.08","symbol":"ACWX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20.23","stressValue":"20.23","symbol":"ACXM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.39","stressValue":"8.39","symbol":"ADAP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0.56","stressValue":"0.56","symbol":"ADAT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89.63","stressValue":"89.63","symbol":"ADBE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.11","stressValue":"5.11","symbol":"ADHD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51.38","stressValue":"51.38","symbol":"ADI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Ignoring {"keepAlive":"Ping","commandType":"KeepAlive","nickName":"test"}</text:p>
          </table:table-cell>
        </table:table-row>
        <table:table-row table:style-name="ro2">
          <table:table-cell office:value-type="string" calcext:value-type="string">
            <text:p>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  <table:table-row table:style-name="ro2">
          <table:table-cell office:value-type="string" calcext:value-type="string">
            <text:p>Ignoring {"Right":{"creator":"test","portfolioId":"INVALID PORTFOLIO","quantity":"1","value":"6.09","stressValue":"6.09","symbol":"ADMA","commandType":"ManagePortfolioSymbol","nickName":"test","crudType":"P_Update","side":"Buy","symbolType":"Equity","updator":"test"}}</text:p>
          </table:table-cell>
        </table:table-row>
      </table:table>
      <table:table table:name="MarketDataSheet" table:style-name="ta1">
        <table:table-column table:style-name="co2" table:default-cell-style-name="Default"/>
        <table:table-column table:style-name="co2" table:number-columns-repeated="5" table:default-cell-style-name="ce6"/>
        <table:table-column table:style-name="co2" table:default-cell-style-name="Default"/>
        <table:table-row table:style-name="ro2">
          <table:table-cell office:value-type="string" calcext:value-type="string">
            <text:p>Symbol</text:p>
          </table:table-cell>
          <table:table-cell table:style-name="Default" office:value-type="string" calcext:value-type="string">
            <text:p>High 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Open</text:p>
          </table:table-cell>
          <table:table-cell table:style-name="Default" office:value-type="string" calcext:value-type="string">
            <text:p>Close</text:p>
          </table:table-cell>
          <table:table-cell table:style-name="Default" office:value-type="string" calcext:value-type="string">
            <text:p>Volume</text:p>
          </table:table-cell>
          <table:table-cell office:value-type="string" calcext:value-type="string">
            <text:p>Date</text:p>
          </table:table-cell>
        </table:table-row>
        <table:table-row table:style-name="ro2" table:number-rows-repeated="18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OptionMarketData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2" table:number-columns-repeated="2" table:default-cell-style-name="ce6"/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Underlying</text:p>
          </table:table-cell>
          <table:table-cell table:style-name="Default" office:value-type="string" calcext:value-type="string">
            <text:p>Strike</text:p>
          </table:table-cell>
          <table:table-cell table:style-name="Default" office:value-type="string" calcext:value-type="string">
            <text:p>Last price</text:p>
          </table:table-cell>
          <table:table-cell office:value-type="string" calcext:value-type="string">
            <text:p>Last Bid</text:p>
          </table:table-cell>
          <table:table-cell office:value-type="string" calcext:value-type="string">
            <text:p>Last Ask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Open Interest</text:p>
          </table:table-cell>
          <table:table-cell office:value-type="string" calcext:value-type="string">
            <text:p>Bid Ratio</text:p>
          </table:table-cell>
        </table:table-row>
        <table:table-row table:style-name="ro2" table:number-rows-repeated="15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portfolio_analysis_sheet" table:style-name="ta1">
        <table:table-column table:style-name="co2" table:number-columns-repeated="3" table:default-cell-style-name="Default"/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est123</text:p>
          </table:table-cell>
          <table:table-cell office:value-type="string" calcext:value-type="string">
            <text:p>26f63832-1e36-11e6-8001-ecf4bb2e10a3</text:p>
          </table:table-cell>
          <table:table-cell office:value-type="string" calcext:value-type="string">
            <text:p>AAPL portfol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30">00/00/0000</text:date>, <text:time style:data-style-name="N2" text:time-value="11:12:30.28036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12-30T11:13:00.071176642</dc:date>
    <meta:editing-duration>P3DT18H33M50S</meta:editing-duration>
    <meta:editing-cycles>270</meta:editing-cycles>
    <meta:generator>LibreOffice/4.2.8.2$Linux_X86_64 LibreOffice_project/420m0$Build-2</meta:generator>
    <meta:document-statistic meta:table-count="5" meta:cell-count="292" meta:object-count="2"/>
  </office:meta>
</office:document-meta>
</file>